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2">
      <style:text-properties officeooo:paragraph-rsid="00118fd5"/>
    </style:style>
    <style:style style:name="P2" style:family="paragraph" style:parent-style-name="Standard">
      <style:paragraph-properties fo:text-align="justify" style:justify-single-word="false"/>
      <style:text-properties officeooo:paragraph-rsid="00118fd5"/>
    </style:style>
    <style:style style:name="P3" style:family="paragraph" style:parent-style-name="Standard">
      <style:paragraph-properties fo:text-align="justify" style:justify-single-word="false"/>
      <style:text-properties officeooo:paragraph-rsid="00118fd5" style:font-name-complex="Times New Roman"/>
    </style:style>
    <style:style style:name="T1" style:family="text">
      <style:text-properties style:font-name-complex="Times New Roman"/>
    </style:style>
    <style:style style:name="T2" style:family="text">
      <style:text-properties style:text-position="super 58%" style:font-name-complex="Times New Roman"/>
    </style:style>
    <style:style style:name="T3" style:family="text">
      <style:text-properties fo:font-style="italic" style:font-style-asian="italic" style:font-name-complex="Times New Roman"/>
    </style:style>
    <style:style style:name="T4" style:family="text">
      <style:text-properties fo:language="en" fo:country="US" style:font-name-complex="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Глава X</text:h>
      <text:p text:style-name="P2"><text:span text:style-name="T1">На водах — да, кажется, и во всей Европе — управляющие отелями и обер-кельнеры при отведении квартир посетителям руководствуются не столько требованиями и желаниями их, сколько собственным личным своим на них взглядом; и, надо заметить, редко ошибаются. Но бабушке, уж неизвестно почему, отвели такое богатое помещение, что даже пересолили: четыре великолепно убранные комнаты, с ванной, помещениями для прислуги, особой комнатой для камеристки и прочее, и прочее. Действительно, в этих комнатах неделю тому назад останавливалась какая-то grande duchesse, о чем, конечно, тотчас же и объявлялось новым посетителям, для придания еще большей цены квартире. Бабушку пронесли, или лучше сказать, прокатили по всем комнатам, и она внимательно и строго оглядывала их. Обер-кельнер, уже пожилой человек, с плешивой головой, почтительно сопровождал ее при этом первом осмотре.</text:span><text:span text:style-name="T1"/></text:p>
      <text:p text:style-name="P2"><text:span text:style-name="T1">Не знаю, за кого они все приняли бабушку, но, кажется, за чрезвычайно важную и, главное, богатейшую особу. В книгу внесли тотчас: "Madame la générale princesse de Tarassevitcheva", </text:span><text:span text:style-name="T2">1</text:span><text:span text:style-name="T1"> хотя бабушка никогда не была княгиней. Своя прислуга, особое помещение в вагоне, бездна ненужных баулов, чемоданов и даже сундуков, прибывших с бабушкой, вероятно, послужили началом престижа; а кресла, резкий тон и голос бабушки, ее эксцентрические вопросы, делаемые с самым не стесняющимся и не терпящим никаких возражений видом, одним словом, вся фигура бабушки — прямая, резкая, повелительная, — довершали всеобщее к ней благоговение. При осмотре бабушка вдруг иногда приказывала останавливать кресла, указывала на какую-нибудь вещь в меблировке и обращалась с неожиданными вопросами к почтительно улыбавшемуся, но уже начинавшему трусить обер-кельнеру. Бабушка предлагала вопросы на французском языке, на котором говорила, впрочем, довольно плохо, так что я обыкновенно переводил. Ответы обер-кельнера большею частию ей не нравились и казались неудовлетворительными. Да и она-то спрашивала всё как будто не об деле, а бог знает о чем. Вдруг, например, остановилась пред картиною — довольно слабой копией с какого-то известного оригинала с мифологическим сюжетом.</text:span><text:span text:style-name="T1"/></text:p>
      <text:p text:style-name="P3"/>
      <text:p text:style-name="P2"><text:span text:style-name="T2">1</text:span><text:span text:style-name="T1"> Госпожа генеральша, княгиня Тарасевичева <text:s/></text:span><text:span text:style-name="T3">(франц.)</text:span><text:span text:style-name="T1">.</text:span><text:span text:style-name="T1"/></text:p>
      <text:p text:style-name="P3"/>
      <text:p text:style-name="P2"><text:span text:style-name="T1">— Чей портрет?</text:span><text:span text:style-name="T1"/></text:p>
      <text:p text:style-name="P2"><text:span text:style-name="T1">Обер-кельнер объявил, что, вероятно, какой-нибудь графини.</text:span><text:span text:style-name="T1"/></text:p>
      <text:p text:style-name="P2"><text:span text:style-name="T1">— Как же ты не знаешь? Здесь живешь, а не знаешь. Почему он здесь? Зачем глаза косые?</text:span><text:span text:style-name="T1"/></text:p>
      <text:p text:style-name="P2"><text:span text:style-name="T1">На все эти вопросы обер-кельнер удовлетворительно отвечать не мог и даже потерялся.</text:span><text:span text:style-name="T1"/></text:p>
      <text:p text:style-name="P2"><text:span text:style-name="T1">— Вот болван-то! — отозвалась бабушка по-русски. Ее понесли далее. Та же история повторилась с одной саксонской статуэткой, которую бабушка долго рассматривала и потом велела вынесть, неизвестно за что.</text:span><text:span text:style-name="T1"/></text:p>
      <text:p text:style-name="P2"><text:span text:style-name="T1">Наконец пристала к обер-кельнеру: что стоили ковры в спальне и где их ткут? Обер-кельнер обещал справиться.</text:span><text:span text:style-name="T1"/></text:p>
      <text:p text:style-name="P2"><text:span text:style-name="T1">— Вот ослы-то! — ворчала бабушка и обратила всё свое внимание на кровать.</text:span><text:span text:style-name="T1"/></text:p>
      <text:p text:style-name="P2"><text:span text:style-name="T1">— Эдакий пышный балдахин! Разверните его. s Постель развернули.</text:span><text:span text:style-name="T1"/></text:p>
      <text:p text:style-name="P2"><text:span text:style-name="T1">— Еще, еще, всё разверните. Снимите подушки, наволочки, подымите перину.</text:span><text:span text:style-name="T1"/></text:p>
      <text:p text:style-name="P2"><text:span text:style-name="T1">Всё перевернули. Бабушка осмотрела внимательно.</text:span><text:span text:style-name="T1"/></text:p>
      <text:p text:style-name="P2"><text:span text:style-name="T1">— Хорошо, что у них клопов нет. Всё белье долой! Постлать мое белье и мои подушки. Однако всё это слишком пышно, куда мне, старухе, такую квартиру: одной скучно. Алексей Иванович, ты бывай ко мне чаще, когда детей перестанешь учить.</text:span><text:span text:style-name="T1"/></text:p>
      <text:p text:style-name="P2"><text:span text:style-name="T1">— Я со вчерашнего дня не служу более у генерала, — ответил я, — и живу в отеле совершенно сам по себе.</text:span><text:span text:style-name="T1"/></text:p>
      <text:p text:style-name="P2"><text:span text:style-name="T1">— Это почему так?</text:span><text:span text:style-name="T1"/></text:p>
      <text:p text:style-name="P2"><text:soft-page-break/><text:span text:style-name="T1">— На днях приехал сюда один знатный немецкий барон с баронессой, супругой, из Берлина. Я вчера, на гулянье, заговорил с ним по-немецки, не придерживаясь берлинского произношения.</text:span><text:span text:style-name="T1"/></text:p>
      <text:p text:style-name="P2"><text:span text:style-name="T1">— Ну, так что же?</text:span><text:span text:style-name="T1"/></text:p>
      <text:p text:style-name="P2"><text:span text:style-name="T1">— Он счел это дерзостью и пожаловался генералу, а генерал вчера же уволил меня в отставку.</text:span><text:span text:style-name="T1"/></text:p>
      <text:p text:style-name="P2"><text:span text:style-name="T1">— Да что ж ты обругал, что ли, его, барона-то? (Хоть бы и обругал, так ничего!)</text:span><text:span text:style-name="T1"/></text:p>
      <text:p text:style-name="P2"><text:span text:style-name="T1">— О нет. Напротив, барон на меня палку поднял.</text:span><text:span text:style-name="T1"/></text:p>
      <text:p text:style-name="P2"><text:span text:style-name="T1">— И ты, слюняй, позволил так обращаться с своим учителем, — обратилась она вдруг к генералу, — да еще его с места прогнал! Колпаки вы, — все колпаки, как я вижу.</text:span><text:span text:style-name="T1"/></text:p>
      <text:p text:style-name="P2"><text:span text:style-name="T1">— Не беспокойтесь, тетушка, — отвечал генерал с некоторым высокомерно-фамильярным оттенком, — я сам умею вести мои дела. К тому же Алексей Иванович не совсем вам верно передал.</text:span><text:span text:style-name="T1"/></text:p>
      <text:p text:style-name="P2"><text:span text:style-name="T1">— А ты так и снес? — обратилась она ко мне.</text:span><text:span text:style-name="T1"/></text:p>
      <text:p text:style-name="P2"><text:span text:style-name="T1">— Я хотел было на дуэль вызвать барона, — отвечал я как можно скромнее и спокойнее, — да генерал воспротивился.</text:span><text:span text:style-name="T1"/></text:p>
      <text:p text:style-name="P2"><text:span text:style-name="T1">— Это зачем ты воспротивился? — опять обратилась бабушка к генералу. (А ты, батюшка, ступай, придешь, когда позовут, — обратилась она тоже и к обер-кельнеру, — нечего разиня-то рот стоять. Терпеть не могу эту харю нюрнбергскую!) — Тот откланялся и вышел, конечно, не поняв комплимента бабушки.</text:span><text:span text:style-name="T1"/></text:p>
      <text:p text:style-name="P2"><text:span text:style-name="T1">— Помилуйте, тетушка, разве дуэли возможны? — отвечал с усмешкой генерал.</text:span><text:span text:style-name="T1"/></text:p>
      <text:p text:style-name="P2"><text:span text:style-name="T1">— А почему невозможны? Мужчины все петухи; вот бы и дрались. Колпаки вы все, как я вижу, не умеете отечества своего поддержать. Ну, подымите! Потапыч, распорядись, чтоб всегда были готовы два носильщика, найми и уговорись. Больше двух не надо. Носить приходится только по лестницам, а по гладкому, по улице — катить, так и расскажи; да заплати еще им вперед, почтительнее будут. Ты же сам будь всегда при мне, а ты, Алексей Иванович, мне этого барона покажи на гулянье: какой такой фон-барон, хоть бы поглядеть на него. Ну, где же эта рулетка?</text:span><text:span text:style-name="T1"/></text:p>
      <text:p text:style-name="P2"><text:span text:style-name="T1">Я объяснил, что рулетки расположены в воксале, в залах. Затем последовали вопросы: много ли их? много ль играют? целый ли день играют? как устроены? Я отвечал, наконец, что всего лучше осмотреть это собственными глазами, а что так описывать довольно трудно.</text:span><text:span text:style-name="T1"/></text:p>
      <text:p text:style-name="P2"><text:span text:style-name="T1">— Ну, так и нести прямо туда! Иди вперед, Алексей Иванович!</text:span><text:span text:style-name="T1"/></text:p>
      <text:p text:style-name="P2"><text:span text:style-name="T1">— Как, неужели, тетушка, вы даже и не отдохнете с дороги? — заботливо спросил генерал. Он немного как бы засуетился, да и все они как-то замешались и стали переглядываться. Вероятно, им было несколько щекотливо, даже стыдно сопровождать бабушку прямо в воксал, где она, разумеется, могла наделать каких-нибудь эксцентричностей, но уже публично; между тем все они сами вызвались сопровождать ее.</text:span><text:span text:style-name="T1"/></text:p>
      <text:p text:style-name="P2"><text:span text:style-name="T1">— А чего мне отдыхать? Не устала; и без того пять дней сидела. А потом осмотрим, какие тут ключи и воды целебные и где они. А потом... как этот, — ты сказала, Прасковья, — пуант, что ли?</text:span><text:span text:style-name="T1"/></text:p>
      <text:p text:style-name="P2"><text:span text:style-name="T1">— Пуант, бабушка.</text:span><text:span text:style-name="T1"/></text:p>
      <text:p text:style-name="P2"><text:span text:style-name="T1">— Ну пуант, так пуант. А еще что здесь есть?</text:span><text:span text:style-name="T1"/></text:p>
      <text:p text:style-name="P2"><text:span text:style-name="T1">— Тут много предметов, бабушка, — затруднилась было Полина.</text:span><text:span text:style-name="T1"/></text:p>
      <text:p text:style-name="P2"><text:span text:style-name="T1">— Ну, сама не знаешь! Марфа, ты тоже со мной пойдешь, — сказала она своей камеристке.</text:span><text:span text:style-name="T1"/></text:p>
      <text:p text:style-name="P2"><text:span text:style-name="T1">— Но зачем же ей-то, тетушка? — захлопотал вдруг генерал, — и, наконец, это нельзя; и Потапыча вряд ли в самый воксал пустят.</text:span><text:span text:style-name="T1"/></text:p>
      <text:p text:style-name="P2"><text:span text:style-name="T1">— Ну, вздор! Что она слуга, так и бросить ее! Тоже ведь живой человек; вот уж неделю по дорогам рыщем, тоже и ей посмотреть хочется. С кем же ей, кроме меня? Одна-то и нос на улицу показать не посмеет.</text:span><text:span text:style-name="T1"/></text:p>
      <text:p text:style-name="P2"><text:span text:style-name="T1">— Но, бабушка...</text:span><text:span text:style-name="T1"/></text:p>
      <text:p text:style-name="P2"><text:soft-page-break/><text:span text:style-name="T1">— Да тебе стыдно, что ли, со мной? Так оставайся дома, не спрашивают. Ишь, какой генерал; я и сама генеральша. Да и чего вас такой хвост за мной, в самом деле, потащится? Я и с Алексеем Ивановичем всё осмотрю...</text:span><text:span text:style-name="T1"/></text:p>
      <text:p text:style-name="P2"><text:span text:style-name="T1">Но Де-Грие решительно настоял, чтобы всем сопутствовать, и пустился в самые любезные фразы насчет удовольствия ее сопровождать и прочее. Все тронулись.</text:span><text:span text:style-name="T1"/></text:p>
      <text:p text:style-name="P2"><text:span text:style-name="T1">— Elle est tombée en enfance, — повторял Де-Грие генералу, — seule elle fera des bêtises... </text:span><text:span text:style-name="T2">1</text:span><text:span text:style-name="T1"> Далее я не расслышал, но у него, очевидно, были какие-то намерения, а может быть, даже возвратились и надежды.</text:span><text:span text:style-name="T1"/></text:p>
      <text:p text:style-name="P3"/>
      <text:p text:style-name="P2"><text:span text:style-name="T2">1</text:span><text:span text:style-name="T1"> одна она наделает глупостей </text:span><text:span text:style-name="T3">(франц.)</text:span><text:span text:style-name="T1">.</text:span><text:span text:style-name="T1"/></text:p>
      <text:p text:style-name="P3"/>
      <text:p text:style-name="P2"><text:span text:style-name="T1">До воксала было с полверсты. Путь наш шел по каштановой аллее, до сквера, обойдя который вступали прямо в воксал. Генерал несколько успокоился, потому что шествие наше хотя и было довольно эксцентрично, но тем не менее было чинно и прилично. Да и ничего удивительного не было в том факте, что на водах явился больной и расслабленный человек, без ног. Но, очевидно, генерал боялся воксала: зачем больной человек, без ног, да еще старушка, пойдет на рулетку? Полина и mademoiselle Blanche шли обе по сторонам, рядом с катившимся креслом. Mademoiselle Blanche смеялась, была скромно весела и даже весьма любезно заигрывала иногда с бабушкой, так что та ее наконец похвалила. Полина, с другой стороны, обязана была отвечать на поминутные и бесчисленные вопросы бабушки, вроде того: кто это прошел? какая это проехала? велик ли город? велик ли сад? это какие деревья? это какие горы? летают ли тут орлы? какая это смешная крыша? Мистер Астлей шел рядом со мной и шепнул мне, что многого ожидает в это утро. Потапыч и Марфа шли сзади, сейчас за креслами, — Потапыч в своем фраке, в белом галстухе, но в картузе, а Марфа — сорокалетняя, румяная, но начинавшая уже седеть девушка — в чепчике, в ситцевом платье и в скрипучих козловых башмаках. Бабушка весьма часто к ним оборачивалась и с ними заговаривала. Де-Грие и генерал немного отстали и говорили о чем-то с величайшим жаром. Генерал был очень уныл; Де-Грие говорил с видом решительным. Может быть, он генерала ободрял; очевидно, что-то советовал. Но бабушка уже произнесла давеча роковую фразу: "Денег я тебе не дам". Может быть, для Де-Грие это известие казалось невероятным, но генерал знал свою тетушку. Я заметил, что Де-Грие и mademoiselle Blanche продолжали перемигиваться. Князя и немца-путешественника я разглядел в самом конце аллеи: они отстали и куда-то ушли от нас.</text:span><text:span text:style-name="T1"/></text:p>
      <text:p text:style-name="P2"><text:span text:style-name="T1">В воксал мы прибыли с триумфом. В швейцаре и в лакеях обнаружилась та же почтительность, как и в прислуге отеля. Смотрели они, однако, с любопытством. Бабушка сначала велела обнести себя по всем залам; иное похвалила, к другому осталась совершенно равнодушна; обо всем расспрашивала. Наконец дошли и до игорных зал. Лакей, стоявший у запертых дверей часовым, как бы пораженный, вдруг отворил двери настежь.</text:span><text:span text:style-name="T1"/></text:p>
      <text:p text:style-name="P2"><text:span text:style-name="T1">Появление бабушки у рулетки произвело глубокое впечатление на публику. За игорными рулеточными столами и на другом конце залы, где помещался стол с trente et quarante, толпилось, может быть, полтораста или двести игроков, в несколько рядов. Те, которые успевали протесниться к самому столу, по обыкновению, стояли крепко и не упускали своих мест до тех пор, пока не проигрывались; ибо так стоять простыми зрителями и даром занимать игорное место не позволено. Хотя кругом стола и уставлены стулья, но немногие из игроков садятся, особенно при большом стечении публики, потому что стоя можно установиться теснее и, следовательно, выгадать место, да и ловчее ставить. Второй и третий ряды теснились за первыми, ожидая и наблюдая свою очередь; но в нетерпении просовывали иногда чрез первый ряд руку, чтоб поставить свои куши. Даже из третьего ряда изловчались таким образом просовывать ставки; от этого не проходило десяти и даже пяти минут, чтоб на каком-нибудь конце стола не началась "история" за спорные ставки. Полиция воксала, впрочем, довольно хороша. Тесноты, конечно, избежать нельзя; напротив, наплыву публики рады, потому что это выгодно; но восемь круперов, сидящих кругом стола, смотрят во все </text:span><text:soft-page-break/><text:span text:style-name="T1">глаза за ставками, они же и рассчитываются, а при возникающих спорах они же их и разрешают. В крайних же случаях зовут полицию, и дело кончается в минуту. Полицейские помещаются тут же в зале, в партикулярных платьях, между зрителями, так что их и узнать нельзя. Они особенно смотрят за воришками и промышленниками, которых на рулетках особенно много, по необыкновенному удобству промысла. В самом деле, везде в других местах воровать приходится из карманов и из-под замков, а это, в случае неудачи, очень хлопотливо оканчивается. Тут же, просто-запросто, стоит только к рулетке подойти, начать играть и вдруг, явно и гласно, взять чужой выигрыш и положить в свой карман; если же затеется спор, то мошенник вслух и громко настаивает, что ставка — его собственная. Если дело сделано ловко и свидетели колеблются, то вор очень часто успевает оттягать деньги себе, разумеется если сумма не очень значительная. В последнем случае она, наверное, бывает замечена круперами или кем-нибудь из других игроков еще прежде. Но если сумма не так значительна, то настоящий хозяин даже иногда просто отказывается продолжать спор, совестясь скандала, и отходит. Но если успевают вора изобличить, то тотчас же выводят со скандалом.</text:span><text:span text:style-name="T1"/></text:p>
      <text:p text:style-name="P2"><text:span text:style-name="T1">На всё это бабушка смотрела издали, с диким любопытством. Ей очень понравилось, что воришек выводят. Trente et quarante мало возбудило ее любопытство; ей больше понравилась рулетка и что катается шарик. Она пожелала, наконец, разглядеть игру поближе. Не понимаю, как это случилось, но лакеи и некоторые другие суетящиеся агенты (преимущественно проигравшиеся полячки, навязывающие свои услуги счастливым игрокам и всем иностранцам) тотчас нашли и очистили бабушке место, несмотря на всю эту тесноту, у самой средины стола, подле главного крупера, и подкатили туда ее кресло. Множество посетителей, не играющих, но со стороны наблюдающих игру (преимущественно англичане с их семействами), тотчас же затеснились к столу, чтобы из-за игроков поглядеть на бабушку. Множество лорнетов обратилось в ее сторону. У круперов родились надежды: такой эксцентрический игрок действительно как будто обещал что-нибудь необыкновенное. Семидесятилетняя женщина без ног и желающая играть — конечно, был случай не обыденный. Я протеснился тоже к столу и устроился подле бабушки. Потапыч и Марфа остались где-то далеко в стороне, между народом. Генерал, Полина, Де-Грие и mademoiselle Blanche тоже поместились в стороне, между зрителями.</text:span><text:span text:style-name="T1"/></text:p>
      <text:p text:style-name="P2"><text:span text:style-name="T1">Бабушка сначала стала осматривать игроков. Она задавала мне резкие, отрывистые вопросы полушепотом: кто это такой? это кто такая? Ей особенно понравился в конце стола один очень молодой человек, игравший в очень большую игру, ставивший тысячами и наигравший, как шептали кругом, уже тысяч до сорока франков, лежавших перед ним в куче, золотом и в банковых билетах. Он был бледен; у него сверкали глаза и тряслись руки; он ставил уже без всякого расчета, сколько рука захватит, а между тем всё выигрывал да выигрывал, всё загребал да загребал. Лакеи суетились кругом него, подставляли ему сзади кресла, очищали вокруг него место, чтоб ему было просторнее, чтоб его не теснили, — всё это в ожидании богатой благодарности. Иные игроки с выигрыша дают им иногда не считая, а так, с радости, тоже сколько рука из кармана захватит. Подле молодого человека уже устроился один полячок, суетившийся изо всех сил, и почтительно, но беспрерывно что-то шептал ему, вероятно, указывая, как ставить, советуя и направляя игру, — разумеется, тоже ожидая впоследствии подачки. Но игрок почти и не смотрел на него, ставил зря и всё загребал. Он, видимо, терялся.</text:span><text:span text:style-name="T1"/></text:p>
      <text:p text:style-name="P2"><text:span text:style-name="T1">Бабушка наблюдала его несколько минут.</text:span><text:span text:style-name="T1"/></text:p>
      <text:p text:style-name="P2"><text:span text:style-name="T1">— Скажи ему, — вдруг засуетилась бабушка, толкая меня, — скажи ему, чтоб бросил, чтоб брал поскорее деньги и уходил. Проиграет, сейчас всё проиграет! — захлопотала она, чуть не задыхаясь от волнения. — Где Потапыч? Послать к нему Потапыча! Да скажи же, скажи же, — толкала она меня, — да где же, в самом деле, Потапыч! Sortez, sortez! </text:span><text:span text:style-name="T2">1</text:span><text:span text:style-name="T1"> — начала было она сама кричать молодому человеку. — Я нагнулся к ней и решительно прошептал, что здесь так кричать нельзя и даже разговаривать чуть-чуть громко не позволено, потому что это мешает счету, и что нас сейчас прогонят.</text:span><text:span text:style-name="T1"/></text:p>
      <text:p text:style-name="P3"><text:soft-page-break/></text:p>
      <text:p text:style-name="P2"><text:span text:style-name="T2">1</text:span><text:span text:style-name="T1"> Уходите, уходите! </text:span><text:span text:style-name="T3">(франц.)</text:span><text:span text:style-name="T1"/></text:p>
      <text:p text:style-name="P3"/>
      <text:p text:style-name="P2"><text:span text:style-name="T1">— Экая досада! Пропал человек, значит сам хочет... смотреть на него не могу, всю ворочает. Экой олух! — и бабушка поскорей оборотилась в другую сторону.</text:span><text:span text:style-name="T1"/></text:p>
      <text:p text:style-name="P2"><text:span text:style-name="T1">Там, налево, на другой половине стола, между игроками, заметна была одна молодая дама и подле нее какой-то карлик. Кто был этот карлик — не знаю: родственник ли ее, или так она брала его для эффекта. Эту барыню я замечал и прежде; она являлась к игорному столу каждый день, в час пополудни, и уходила ровно в два; каждый день играла по одному часу. Ее уже знали и тотчас же подставляли ей кресла. Она вынимала из кармана несколько золота, несколько тысячефранковых билетов и начинала ставить тихо, хладнокровно, с расчетом, отмечая на бумажке карандашом цифры и стараясь отыскать систему, по которой в данный момент группировались шансы. Ставила она значительными кушами. Выигрывала каждый день одну, две, много три тысячи франков — не более и, выиграв, тотчас же уходила. Бабушка долго ее рассматривала.</text:span><text:span text:style-name="T1"/></text:p>
      <text:p text:style-name="P2"><text:span text:style-name="T1">— Ну, эта не проиграет! эта вот не проиграет! Из каких? Не знаешь? Кто такая?</text:span><text:span text:style-name="T1"/></text:p>
      <text:p text:style-name="P2"><text:span text:style-name="T1">— Француженка, должно быть, из эдаких, — шепнул я.</text:span><text:span text:style-name="T1"/></text:p>
      <text:p text:style-name="P2"><text:span text:style-name="T1">— А, видна птица по полету. Видно, что ноготок востер. Растолкуй ты мне теперь, что каждый поворот значит и как надо ставить?</text:span><text:span text:style-name="T1"/></text:p>
      <text:p text:style-name="P2"><text:span text:style-name="T1">Я по возможности растолковал бабушке, что значат эти многочисленные комбинации ставок, rouge et noir, pair et impair, manque et passe </text:span><text:span text:style-name="T2">1</text:span><text:span text:style-name="T1"> и, наконец, разные оттенки в системе чисел. Бабушка слушала внимательно, запоминала, переспрашивала и заучивала. На каждую систему ставок можно было тотчас же привести и пример, так что многое заучивалось и запоминалось очень легко и скоро. Бабушка осталась весьма довольна.</text:span><text:span text:style-name="T1"/></text:p>
      <text:p text:style-name="P2"><text:span text:style-name="T1">— А что такое zéro? </text:span><text:span text:style-name="T2">2</text:span><text:span text:style-name="T1"> Вот этот крупер, курчавый, главный-то, крикнул сейчас zéro? И почему он всё загреб, что ни было на столе? Эдакую кучу, всё себя взял? Это что такое?</text:span><text:span text:style-name="T1"/></text:p>
      <text:p text:style-name="P3"/>
      <text:p text:style-name="P2"><text:span text:style-name="T2">1</text:span><text:span text:style-name="T1"> красное и черное, чет и нечет, недобор и перебор </text:span><text:span text:style-name="T3">(франц.)</text:span><text:span text:style-name="T1">.</text:span><text:span text:style-name="T1"/></text:p>
      <text:p text:style-name="P2"><text:span text:style-name="T2">2</text:span><text:span text:style-name="T1"> ноль </text:span><text:span text:style-name="T3">(франц.)</text:span><text:span text:style-name="T1">.</text:span><text:span text:style-name="T1"/></text:p>
      <text:p text:style-name="P3"/>
      <text:p text:style-name="P2"><text:span text:style-name="T1">— А zéro, бабушка, выгода банка. Если шарик упадет на zéro, то всё, что ни поставлено на столе, принадлежит банку без расчета. Правда, дается еще удар на розыгрыш, но зато банк ничего не платит.</text:span><text:span text:style-name="T1"/></text:p>
      <text:p text:style-name="P2"><text:span text:style-name="T1">— Вот-те на! а я ничего не получаю?</text:span><text:span text:style-name="T1"/></text:p>
      <text:p text:style-name="P2"><text:span text:style-name="T1">— Нет, бабушка, если вы пред этим ставили на zéro, то когда выйдет zéro, вам платят в тридцать пять раз больше.</text:span><text:span text:style-name="T1"/></text:p>
      <text:p text:style-name="P2"><text:span text:style-name="T1">— Как, в тридцать пять раз, и часто выходит? Что ж они, дураки, не ставят?</text:span><text:span text:style-name="T1"/></text:p>
      <text:p text:style-name="P2"><text:span text:style-name="T1">— Тридцать шесть шансов против, бабушка.</text:span><text:span text:style-name="T1"/></text:p>
      <text:p text:style-name="P2"><text:span text:style-name="T1">— Вот вздор! Потапыч! Потапыч! Постой, и со мной есть деньги — вот! Она вынула из кармана туго набитый, кошелек и взяла из него фридрихсдор. — На, поставь сейчас на zéro.</text:span><text:span text:style-name="T1"/></text:p>
      <text:p text:style-name="P2"><text:span text:style-name="T1">— Бабушка, zéro только что вышел, — сказал я, — стало быть, теперь долго не выйдет. Вы много проставите; подождите хоть немного.</text:span><text:span text:style-name="T1"/></text:p>
      <text:p text:style-name="P2"><text:span text:style-name="T1">— Ну, врешь, ставь!</text:span><text:span text:style-name="T1"/></text:p>
      <text:p text:style-name="P2"><text:span text:style-name="T1">— Извольте, но он до вечера, может быть, не выйдет, вы до тысячи проставите, это случалось.</text:span><text:span text:style-name="T1"/></text:p>
      <text:p text:style-name="P2"><text:span text:style-name="T1">— Ну, вздор, вздор! Волка бояться — в лес не ходить. Что? проиграл? Ставь еще!</text:span><text:span text:style-name="T1"/></text:p>
      <text:p text:style-name="P2"><text:span text:style-name="T1">Проиграли и второй фридрихсдор; поставили третий. Бабушка едва сидела на месте, она так и впилась горящими глазами в прыгающий по зазубринам вертящегося колеса шарик. Проиграли и третий. Бабушка из себя выходила, на месте ей не сиделось, даже кулаком стукнула по столу, когда крупер провозгласил "trente six" </text:span><text:span text:style-name="T2">1</text:span><text:span text:style-name="T1"> вместо ожидаемого zéro.</text:span><text:span text:style-name="T1"/></text:p>
      <text:p text:style-name="P3"/>
      <text:p text:style-name="P2"><text:span text:style-name="T2">1</text:span><text:span text:style-name="T1"> тридцать шесть </text:span><text:span text:style-name="T3">(франц.)</text:span><text:span text:style-name="T1"/></text:p>
      <text:p text:style-name="P3"><text:soft-page-break/></text:p>
      <text:p text:style-name="P2"><text:span text:style-name="T1">— Эк ведь его! — сердилась бабушка, — да скоро ли этот зеришка проклятый выйдет? Жива не хочу быть, а уж досижу до zéro! Это этот проклятый курчавый круперишка делает, у него никогда не выходит! Алексей Иванович, ставь два золотых за раз! Это столько проставишь, что и выйдет zéro, так ничего не возьмешь.</text:span><text:span text:style-name="T1"/></text:p>
      <text:p text:style-name="P2"><text:span text:style-name="T1">— Бабушка!</text:span><text:span text:style-name="T1"/></text:p>
      <text:p text:style-name="P2"><text:span text:style-name="T1">— Ставь, ставь! Не твои.</text:span><text:span text:style-name="T1"/></text:p>
      <text:p text:style-name="P2"><text:span text:style-name="T1">Я поставил два фридрихсдора. Шарик долго летал по колесу, наконец стал прыгать по зазубринам. Бабушка замерла и стиснула мою руку, и вдруг — хлоп!</text:span><text:span text:style-name="T1"/></text:p>
      <text:p text:style-name="P2"><text:span text:style-name="T1">— Zéro, — провозгласил крупер.</text:span><text:span text:style-name="T1"/></text:p>
      <text:p text:style-name="P2"><text:span text:style-name="T1">— Видишь, видишь! — быстро обернулась ко мне бабушка, вся сияющая и довольная. — Я ведь сказала, сказала тебе! И надоумил меня сам господь поставить два золотых. Ну, сколько же я теперь получу? Что ж не выдают? Потапыч, Марфа, где же они? Наши все куда же ушли? Потапыч, Потапыч!</text:span><text:span text:style-name="T1"/></text:p>
      <text:p text:style-name="P2"><text:span text:style-name="T1">— Бабушка, после, — шептал я, — Потапыч у дверей, его сюда не пустят. Смотрите, бабушка, вам деньги выдают, получайте! Бабушке выкинули запечатанный в синей бумажке тяжеловесный сверток с пятидесятью фридрихсдорами и отсчитали не запечатанных еще двадцать фридрихсдоров. Всё это я пригреб к бабушке лопаткой.</text:span><text:span text:style-name="T1"/></text:p>
      <text:p text:style-name="P2"><text:span text:style-name="T1">— Faites le jeu, messieurs! </text:span><text:span text:style-name="T4">Faites le jeu, messieurs! Rien ne va plus? </text:span><text:span text:style-name="T2">2</text:span><text:span text:style-name="T1"> — возглашал крупер, приглашая ставить и готовясь вертеть рулетку.</text:span><text:span text:style-name="T1"/></text:p>
      <text:p text:style-name="P3"/>
      <text:p text:style-name="P2"><text:span text:style-name="T2">2</text:span><text:span text:style-name="T1"> Делайте вашу ставку, господа! Делайте вашу ставку! Больше никто не ставит? </text:span><text:span text:style-name="T3">(франц.)</text:span><text:span text:style-name="T1">.</text:span><text:span text:style-name="T1"/></text:p>
      <text:p text:style-name="P3"/>
      <text:p text:style-name="P2"><text:span text:style-name="T1">— Господи! опоздали! сейчас завертят! Ставь, ставь! — захлопотала бабушка, — да не мешкай, скорее, — выходила она из себя, толкая меня изо всех сил.</text:span><text:span text:style-name="T1"/></text:p>
      <text:p text:style-name="P2"><text:span text:style-name="T1">— Да куда ставить-то, бабушка?</text:span><text:span text:style-name="T1"/></text:p>
      <text:p text:style-name="P2"><text:span text:style-name="T1">— На zéro, на zéro! опять на zéro! Ставь как можно больше! Сколько у нас всего? Семьдесят фридрихсдоров? Нечего их жалеть, ставь по двадцати фридрихсдоров разом.</text:span><text:span text:style-name="T1"/></text:p>
      <text:p text:style-name="P2"><text:span text:style-name="T1">— Опомнитесь, бабушка! Он иногда по двести раз не выходит! Уверяю вас, вы весь капитал проставите.</text:span><text:span text:style-name="T1"/></text:p>
      <text:p text:style-name="P2"><text:span text:style-name="T1">— Ну, врешь, врешь! ставь! Вот язык-то звенит! Знаю, что делаю, — даже затряслась в исступлении бабушка.</text:span><text:span text:style-name="T1"/></text:p>
      <text:p text:style-name="P2"><text:span text:style-name="T1">— По уставу разом более двенадцати фридрихсдоров на zéro ставить не позволено, бабушка, — ну вот я поставил.</text:span><text:span text:style-name="T1"/></text:p>
      <text:p text:style-name="P2"><text:span text:style-name="T1">— Как не позволено? Да ты не врешь ли! Мусье! мусье! — затолкала она крупера, сидевшего тут же подле нее слева и приготовившегося вертеть, — combien zéro? douze? douze? </text:span><text:span text:style-name="T2">1</text:span><text:span text:style-name="T1"/></text:p>
      <text:p text:style-name="P2"><text:span text:style-name="T1">Я поскорее растолковал вопрос по-французски.</text:span><text:span text:style-name="T1"/></text:p>
      <text:p text:style-name="P2"><text:span text:style-name="T1">— Oui, madame, </text:span><text:span text:style-name="T2">2</text:span><text:span text:style-name="T1"> — вежливо подтвердил крупер, — равно как всякая единичная ставка не должна превышать разом четырех тысяч флоринов, по уставу, — прибавил он в пояснение.</text:span><text:span text:style-name="T1"/></text:p>
      <text:p text:style-name="P2"><text:span text:style-name="T1">— Ну, нечего делать, ставь двенадцать.</text:span><text:span text:style-name="T1"/></text:p>
      <text:p text:style-name="P2"><text:span text:style-name="T1">— Le jeu est fait! </text:span><text:span text:style-name="T2">3</text:span><text:span text:style-name="T1"> — крикнул крупер. Колесо завертелось, и вышло тринадцать. Проиграли!</text:span><text:span text:style-name="T1"/></text:p>
      <text:p text:style-name="P3"/>
      <text:p text:style-name="P2"><text:span text:style-name="T2">1</text:span><text:span text:style-name="T1"> сколько ноль? двенадцать? двенадцать? </text:span><text:span text:style-name="T3">(франц.)</text:span><text:span text:style-name="T1">.</text:span><text:span text:style-name="T1"/></text:p>
      <text:p text:style-name="P2"><text:span text:style-name="T2">2</text:span><text:span text:style-name="T1"> Да, сударыня </text:span><text:span text:style-name="T3">(франц.)</text:span><text:span text:style-name="T1">.</text:span><text:span text:style-name="T1"/></text:p>
      <text:p text:style-name="P2"><text:span text:style-name="T2">3</text:span><text:span text:style-name="T1"> Игра сделана! </text:span><text:span text:style-name="T3">(франц.)</text:span><text:span text:style-name="T1">.</text:span><text:span text:style-name="T1"/></text:p>
      <text:p text:style-name="P3"/>
      <text:p text:style-name="P2"><text:span text:style-name="T1">— Еще! еще! еще! ставь еще! — кричала бабушка. Я уже не противоречил и, пожимая плечами, поставил еще двенадцать фридрихсдоров. Колесо вертелось долго. Бабушка просто дрожала, следя за колесом. "Да неужто она и в самом деле думает опять zéro выиграть?" — подумал я, смотря на нее с удивлением. Решительное убеждение в выигрыше сияло на лице ее, непременное ожидание, что вот-вот сейчас крикнут: zéro! Шарик вскочил в клетку.</text:span><text:span text:style-name="T1"/></text:p>
      <text:p text:style-name="P2"><text:span text:style-name="T1">— Zéro! — крикнул крупер.</text:span><text:span text:style-name="T1"/></text:p>
      <text:p text:style-name="P2"><text:soft-page-break/><text:span text:style-name="T1">— Что!!! — с неистовым торжеством обратилась ко мне бабушка.</text:span><text:span text:style-name="T1"/></text:p>
      <text:p text:style-name="P2"><text:span text:style-name="T1">Я сам был игрок; я почувствовал это в ту самую минуту. У меня руки-ноги дрожали, в голову ударило. Конечно, это был редкий случай, что на каких-нибудь десяти ударах три раза выскочил zéro; но особенно удивительного тут не было ничего. Я сам был свидетелем, как третьего дня вышло три zéro сряду и при этом один из игроков, ревностно отмечавший на бумажке удары, громко заметил, что не далее, как вчера, этот же самый zéro упал в целые сутки один раз.</text:span><text:span text:style-name="T1"/></text:p>
      <text:p text:style-name="P2"><text:span text:style-name="T1">С бабушкой, как с выигравшей самый значительный выигрыш, особенно внимательно и почтительно рассчитались. Ей приходилось получить ровно четыреста двадцать фридрихсдоров, то есть четыре тысячи флоринов и двадцать фридрихсдоров. Двадцать фридрихсдоров ей выдали золотом, а четыре тысячи — банковыми билетами.</text:span><text:span text:style-name="T1"/></text:p>
      <text:p text:style-name="P2"><text:span text:style-name="T1">Но этот раз бабушка не звала Потапыча; она была занята не тем. Она даже не толкалась и не дрожала снаружи. Она, если можно так выразиться, дрожала изнутри. Вся на чем-то сосредоточилась, так и прицелилась:</text:span><text:span text:style-name="T1"/></text:p>
      <text:p text:style-name="P2"><text:span text:style-name="T1">— Алексей Иванович! он сказал, зараз можно только четыре тысячи флоринов поставить? На, бери, ставь эти все четыре на красную, — решила бабушка.</text:span><text:span text:style-name="T1"/></text:p>
      <text:p text:style-name="P2"><text:span text:style-name="T1">Было бесполезно отговаривать. Колесо завертелось.</text:span><text:span text:style-name="T1"/></text:p>
      <text:p text:style-name="P2"><text:span text:style-name="T1">— Rouge! — провозгласил крупер. Опять выигрыш в четыре тысячи флоринов, всего, стало быть, восемь.</text:span><text:span text:style-name="T1"/></text:p>
      <text:p text:style-name="P2"><text:span text:style-name="T1">— Четыре сюда мне давай, а четыре ставь опять на красную, — командовала бабушка. Я поставил опять четыре тысячи.</text:span><text:span text:style-name="T1"/></text:p>
      <text:p text:style-name="P2"><text:span text:style-name="T1">— Rouge! — провозгласил снова крупер.</text:span><text:span text:style-name="T1"/></text:p>
      <text:p text:style-name="P2"><text:span text:style-name="T1">— Итого двенадцать! Давай их все сюда. Золото ссыпай сюда, в кошелек, а билеты спрячь.</text:span><text:span text:style-name="T1"/></text:p>
      <text:p text:style-name="P2"><text:span text:style-name="T1">— Довольно! Домой! Откатите кресла!</text:span><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282cm" fo:margin-bottom="0.141cm" style:contextual-spacing="false" fo:text-align="center" style:justify-single-word="false" fo:keep-together="always" fo:keep-with-next="always"/>
      <style:text-properties fo:color="#0f4761" loext:opacity="100%" fo:font-size="16pt" style:font-name-asian="F" style:font-family-generic-asian="system" style:font-pitch-asian="variable" style:font-size-asian="16pt" style:font-name-complex="Times New Roman" style:font-family-complex="'Times New Roman'" style:font-family-generic-complex="system" style:font-pitch-complex="variable" style:font-size-complex="1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8T18:32:29.416000000</meta:creation-date>
    <dc:date>2024-03-08T18:34:30.345000000</dc:date>
    <meta:editing-duration>PT2M1S</meta:editing-duration>
    <meta:editing-cycles>1</meta:editing-cycles>
    <meta:document-statistic meta:table-count="0" meta:image-count="0" meta:object-count="0" meta:page-count="7" meta:paragraph-count="109" meta:word-count="3440" meta:character-count="22612" meta:non-whitespace-character-count="19120"/>
    <meta:generator>LibreOffice/7.5.1.2$Windows_X86_64 LibreOffice_project/fcbaee479e84c6cd81291587d2ee68cba099e129</meta:generator>
  </office:meta>
</office:document-meta>
</file>